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4.13mm" svg:y="95.82mm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Raw: 18564 <text:s text:c="3"/>sampled: 1869.543 <text:s text:c="2"/>given: 3800 <text:s text:c="2"/>gain: 2.032582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8564 <text:s text:c="3"/>sampled: 1869.543 <text:s text:c="2"/>given: 3800 <text:s text:c="2"/>gain: 2.032582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7589 <text:s text:c="3"/>sampled: 1771.353 <text:s text:c="2"/>given: 3600 <text:s text:c="2"/>gain: 2.03234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7589 <text:s text:c="3"/>sampled: 1771.353 <text:s text:c="2"/>given: 3600 <text:s text:c="2"/>gain: 2.03234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6610 <text:s text:c="3"/>sampled: 1672.76 <text:s text:c="2"/>given: 3400 <text:s text:c="2"/>gain: 2.032569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6610 <text:s text:c="3"/>sampled: 1672.76 <text:s text:c="2"/>given: 3400 <text:s text:c="2"/>gain: 2.032569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5633 <text:s text:c="3"/>sampled: 1574.368 <text:s text:c="2"/>given: 3200 <text:s text:c="2"/>gain: 2.03256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5633 <text:s text:c="3"/>sampled: 1574.368 <text:s text:c="2"/>given: 3200 <text:s text:c="2"/>gain: 2.03256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4657 <text:s text:c="3"/>sampled: 1476.077 <text:s text:c="2"/>given: 3000 <text:s text:c="2"/>gain: 2.032414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4657 <text:s text:c="3"/>sampled: 1476.077 <text:s text:c="2"/>given: 3000 <text:s text:c="2"/>gain: 2.032414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3680 <text:s text:c="3"/>sampled: 1377.686 <text:s text:c="2"/>given: 2800 <text:s text:c="2"/>gain: 2.032394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3681 <text:s text:c="3"/>sampled: 1377.786 <text:s text:c="2"/>given: 2800 <text:s text:c="2"/>gain: 2.032246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2703 <text:s text:c="3"/>sampled: 1279.294 <text:s text:c="2"/>given: 2600 <text:s text:c="2"/>gain: 2.0323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2703 <text:s text:c="3"/>sampled: 1279.294 <text:s text:c="2"/>given: 2600 <text:s text:c="2"/>gain: 2.0323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1727 <text:s text:c="3"/>sampled: 1181.003 <text:s text:c="2"/>given: 2400 <text:s text:c="2"/>gain: 2.0321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1728 <text:s text:c="3"/>sampled: 1181.104 <text:s text:c="2"/>given: 2400 <text:s text:c="2"/>gain: 2.03199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0751 <text:s text:c="3"/>sampled: 1082.712 <text:s text:c="2"/>given: 2200 <text:s text:c="2"/>gain: 2.03193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0751 <text:s text:c="3"/>sampled: 1082.712 <text:s text:c="2"/>given: 2200 <text:s text:c="2"/>gain: 2.031935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3">
          <table:table-cell table:style-name="ce2"/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82" calcext:value-type="float">
            <text:p>2.032582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82" calcext:value-type="float">
            <text:p>2.032582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45" calcext:value-type="float">
            <text:p>2.032345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45" calcext:value-type="float">
            <text:p>2.032345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69" calcext:value-type="float">
            <text:p>2.032569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69" calcext:value-type="float">
            <text:p>2.032569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61" calcext:value-type="float">
            <text:p>2.03256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561" calcext:value-type="float">
            <text:p>2.03256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414" calcext:value-type="float">
            <text:p>2.032414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414" calcext:value-type="float">
            <text:p>2.032414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94" calcext:value-type="float">
            <text:p>2.032394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246" calcext:value-type="float">
            <text:p>2.032246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71" calcext:value-type="float">
            <text:p>2.03237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371" calcext:value-type="float">
            <text:p>2.03237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2171" calcext:value-type="float">
            <text:p>2.032171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1998" calcext:value-type="float">
            <text:p>2.031998</text:p>
          </table:table-cell>
          <table:table-cell table:style-name="ce9" table:number-columns-repeated="3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2.031935" calcext:value-type="float">
            <text:p>2.031935</text:p>
          </table:table-cell>
          <table:table-cell table:style-name="ce8" table:number-columns-repeated="4"/>
          <table:table-cell table:number-columns-repeated="2"/>
        </table:table-row>
        <table:table-row table:style-name="ro2">
          <table:table-cell table:style-name="ce2" office:value-type="float" office:value="2.031935" calcext:value-type="float">
            <text:p>2.031935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5">
          <table:table-cell table:style-name="ce2"/>
          <table:table-cell table:style-name="ce8" table:number-columns-repeated="4"/>
          <table:table-cell table:number-columns-repeated="2"/>
        </table:table-row>
        <table:table-row table:style-name="ro2">
          <table:table-cell table:style-name="ce5" office:value-type="float" office:value="2.0234" calcext:value-type="float">
            <text:p>2.0234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3"/>
          <table:table-cell/>
          <table:table-cell table:style-name="ce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 table:number-columns-repeated="6"/>
          <table:table-cell/>
        </table:table-row>
        <table:table-row table:style-name="ro1" table:number-rows-repeated="3">
          <table:table-cell table:number-columns-repeated="7"/>
        </table:table-row>
        <table:table-row table:style-name="ro1" table:number-rows-repeated="4"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7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</table:table-row>
        <table:table-row table:style-name="ro1" table:number-rows-repeated="8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1:22:27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4T11:36:51.802000000</dc:date>
    <meta:editing-duration>PT5H34M52S</meta:editing-duration>
    <meta:editing-cycles>98</meta:editing-cycles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2:Sheet1.A39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582">
                <text:p>2.032582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2582">
                <text:p>2.032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345">
                <text:p>2.032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345">
                <text:p>2.032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569">
                <text:p>2.032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569">
                <text:p>2.032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561">
                <text:p>2.032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561">
                <text:p>2.032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414">
                <text:p>2.032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414">
                <text:p>2.032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394">
                <text:p>2.032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246">
                <text:p>2.032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371">
                <text:p>2.032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371">
                <text:p>2.032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2171">
                <text:p>2.032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1998">
                <text:p>2.031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1935">
                <text:p>2.031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1935">
                <text:p>2.031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